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10000014DC2BE36B6D2CFFB8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799cm" svg:height="8.81cm" svg:x="7.632cm" svg:y="9.773cm">
          <draw:image xlink:href="Pictures/10000001000001010000014DC2BE36B6D2CFFB8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2T18:38:01.772658534</meta:creation-date>
    <dc:date>2023-08-12T18:38:34.621182744</dc:date>
    <meta:editing-duration>PT36S</meta:editing-duration>
    <meta:editing-cycles>1</meta:editing-cycles>
    <meta:document-statistic meta:object-count="1"/>
    <meta:generator>LibreOffice/7.3.7.2$Linux_X86_64 LibreOffice_project/30$Build-2</meta:generator>
  </office:meta>
</office:document-meta>
</file>